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090000000988BF95B0.png" manifest:media-type="image/png"/>
  <manifest:file-entry manifest:full-path="Pictures/1000020100000009000000090BAA27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/>
    </style:style>
    <style:style style:name="P2" style:family="paragraph" style:parent-style-name="Preformatted_20_Text">
      <style:paragraph-properties fo:margin-left="0in" fo:margin-right="0.052in" fo:margin-top="0.052in" fo:margin-bottom="0.052in" style:contextual-spacing="false" fo:text-indent="0in" style:auto-text-indent="false" fo:padding="0in" fo:border="none"/>
      <style:text-properties fo:color="#39946a" fo:background-color="#313131" fo:padding="0in" fo:border="none"/>
    </style:style>
    <style:style style:name="P3" style:family="paragraph" style:parent-style-name="Preformatted_20_Text">
      <style:paragraph-properties fo:margin-left="0in" fo:margin-right="0.052in" fo:margin-top="0.052in" fo:margin-bottom="0.052in" style:contextual-spacing="false" fo:text-indent="0in" style:auto-text-indent="false" fo:padding="0in" fo:border="none"/>
      <style:text-properties style:font-name="Ubuntu Mono" fo:font-size="10.3999996185303pt" fo:background-color="#313131" fo:padding="0in" fo:border="none"/>
    </style:style>
    <style:style style:name="P4" style:family="paragraph" style:parent-style-name="Preformatted_20_Text">
      <style:paragraph-properties fo:margin-left="0in" fo:margin-right="0.052in" fo:margin-top="0.052in" fo:margin-bottom="0.052in" style:contextual-spacing="false" fo:text-indent="0in" style:auto-text-indent="false" fo:padding="0in" fo:border="none"/>
      <style:text-properties fo:background-color="#313131" fo:padding="0in" fo:border="none"/>
    </style:style>
    <style:style style:name="P5" style:family="paragraph" style:parent-style-name="Preformatted_20_Text">
      <style:paragraph-properties fo:margin-left="0.052in" fo:margin-right="0.1563in" fo:margin-top="0in" fo:margin-bottom="0.1563in" style:contextual-spacing="false" style:line-height-at-least="0.1146in" fo:text-indent="0in" style:auto-text-indent="false" fo:padding="0in" fo:border="none"/>
      <style:text-properties fo:background-color="#313131" fo:padding="0in" fo:border="none"/>
    </style:style>
    <style:style style:name="P6" style:family="paragraph" style:parent-style-name="Preformatted_20_Text">
      <style:paragraph-properties fo:margin-top="0in" fo:margin-bottom="0in" style:contextual-spacing="false" fo:padding="0in" fo:border="none"/>
      <style:text-properties fo:color="#927c5d" style:font-name="Ubuntu Mono" fo:font-size="10.3999996185303pt"/>
    </style:style>
    <style:style style:name="P7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8" style:family="paragraph" style:parent-style-name="Preformatted_20_Text">
      <style:paragraph-properties fo:margin-top="0in" fo:margin-bottom="0in" style:contextual-spacing="false" fo:padding="0in" fo:border="none"/>
      <style:text-properties fo:color="#39946a"/>
    </style:style>
    <style:style style:name="P9" style:family="paragraph" style:parent-style-name="Preformatted_20_Text">
      <style:paragraph-properties fo:margin-top="0in" fo:margin-bottom="0in" style:contextual-spacing="false" fo:padding="0in" fo:border="none"/>
      <style:text-properties fo:color="#39946a" style:font-name="Ubuntu Mono" fo:font-size="10.3999996185303pt"/>
    </style:style>
    <style:style style:name="P10" style:family="paragraph" style:parent-style-name="Preformatted_20_Text">
      <style:paragraph-properties fo:margin-top="0.052in" fo:margin-bottom="0.052in" style:contextual-spacing="false" fo:padding="0in" fo:border="none"/>
      <style:text-properties fo:background-color="#313131" fo:padding="0in" fo:border="none"/>
    </style:style>
    <style:style style:name="P11" style:family="paragraph" style:parent-style-name="Preformatted_20_Text">
      <style:paragraph-properties fo:margin-top="0.052in" fo:margin-bottom="0.052in" style:contextual-spacing="false" fo:padding="0in" fo:border="none"/>
      <style:text-properties fo:color="#39946a" style:font-name="Ubuntu Mono" fo:font-size="10.3999996185303pt" fo:background-color="#313131" fo:padding="0in" fo:border="none"/>
    </style:style>
    <style:style style:name="P12" style:family="paragraph" style:parent-style-name="Preformatted_20_Text">
      <style:paragraph-properties fo:margin-top="0.052in" fo:margin-bottom="0.052in" style:contextual-spacing="false" fo:text-align="end" style:justify-single-word="false" fo:padding="0in" fo:border="none"/>
      <style:text-properties fo:color="#46a609" style:font-name="Ubuntu Mono" fo:font-size="8.25pt" fo:background-color="#313131" fo:padding="0in" fo:border="none"/>
    </style:style>
    <style:style style:name="P13" style:family="paragraph" style:parent-style-name="Preformatted_20_Text">
      <style:paragraph-properties fo:margin-top="0.052in" fo:margin-bottom="0.052in" style:contextual-spacing="false" fo:padding="0in" fo:border="none"/>
      <style:text-properties style:font-name="Ubuntu Mono" fo:font-size="10.3999996185303pt" fo:background-color="#313131" fo:padding="0in" fo:border="none"/>
    </style:style>
    <style:style style:name="P14" style:family="paragraph" style:parent-style-name="Preformatted_20_Text">
      <style:paragraph-properties fo:margin-top="0in" fo:margin-bottom="0.1563in" style:contextual-spacing="false" style:line-height-at-least="0.1146in" fo:padding="0in" fo:border="none"/>
      <style:text-properties fo:background-color="#313131" fo:padding="0in" fo:border="none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DejaVu Sans" fo:font-size="8.25pt"/>
    </style:style>
    <style:style style:name="T3" style:family="text">
      <style:text-properties fo:color="#927c5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studio_console_output"/>[1] "Col0.AT2G30770"</text:p>
      <text:p text:style-name="P5"><draw:frame draw:style-name="fr1" draw:name="Image1" text:anchor-type="as-char" svg:width="0.0937in" svg:height="0.0937in" draw:z-index="0"><draw:image xlink:href="Pictures/1000020100000009000000090BAA27B2.png" xlink:type="simple" xlink:show="embed" xlink:actuate="onLoad"/></draw:frame> <text:span text:style-name="T2">Hide Traceback</text:span></text:p>
      <text:p text:style-name="P14"><text:s/></text:p>
      <text:p text:style-name="P14"><draw:frame draw:style-name="fr1" draw:name="Image2" text:anchor-type="as-char" svg:width="0.0937in" svg:height="0.0937in" draw:z-index="1"><draw:image xlink:href="Pictures/10000201000000090000000988BF95B0.png" xlink:type="simple" xlink:show="embed" xlink:actuate="onLoad"/></draw:frame> <text:span text:style-name="T2">Rerun with Debug</text:span></text:p>
      <text:p text:style-name="P10"><text:s/></text:p>
      <text:p text:style-name="P11">Error in glm.fit(x = c(1, 1, 1, 1, 1, 1, 1, 1, 1, 1, 1, 1, 1, 1, 1, 1, <text:s/>: </text:p>
      <text:p text:style-name="P2"><text:s text:c="2"/><text:span text:style-name="T1">NA/NaN/Inf in 'x'</text:span></text:p>
      <text:p text:style-name="P10"><text:s/></text:p>
      <text:p text:style-name="P12">8</text:p>
      <text:p text:style-name="P10"><text:s/></text:p>
      <text:p text:style-name="P13">glm.fit(x = structure(c(1, 1, 1, 1, 1, 1, 1, 1, 1, 1, 1, 1, 1, </text:p>
      <text:p text:style-name="P3">1, 1, 1, 1, 1, 1, 1, 1, 1, 1, 1, 1, 1, 1, 1, 1, 1, 1, 1, 1, 1, </text:p>
      <text:p text:style-name="P3">1, 1, 1, 1, 1, 1, 1, 1, 1, 1, 1, 1, 1, 1, 1, 1, 1, 1, 1, 1, 1, </text:p>
      <text:p text:style-name="P3">1, 1, 1, 1, 1, 1, 1, 1, 1, 1, 1, 1, 1, 1, 1, 1, 1, 1, 1, 1, 1, <text:s/>...</text:p>
      <text:p text:style-name="P10"><text:s/></text:p>
      <text:p text:style-name="P12">7</text:p>
      <text:p text:style-name="P10"><text:s/></text:p>
      <text:p text:style-name="P13">eval(expr, envir, enclos)</text:p>
      <text:p text:style-name="P10"><text:s/></text:p>
      <text:p text:style-name="P12">6</text:p>
      <text:p text:style-name="P10"><text:s/></text:p>
      <text:p text:style-name="P13">eval(call(if (is.function(method)) "method" else method, x = X, </text:p>
      <text:p text:style-name="P4"><text:s text:c="4"/><text:span text:style-name="T1">y = Y, weights = weights, start = start, etastart = etastart, </text:span></text:p>
      <text:p text:style-name="P4"><text:s text:c="4"/><text:span text:style-name="T1">mustart = mustart, offset = offset, family = family, control = control, </text:span></text:p>
      <text:p text:style-name="P4"><text:s text:c="4"/><text:span text:style-name="T1">intercept = attr(mt, "intercept") &gt; 0L))</text:span></text:p>
      <text:p text:style-name="P10"><text:s/></text:p>
      <text:p text:style-name="P12">5</text:p>
      <text:p text:style-name="P10"><text:s/></text:p>
      <text:p text:style-name="P13">glm(devu/hvu ~ 1, family = Gamma(link = log), weights = hvu/2)</text:p>
      <text:p text:style-name="P10"><text:s/></text:p>
      <text:p text:style-name="P12">4</text:p>
      <text:p text:style-name="P10"><text:s/></text:p>
      <text:p text:style-name="P13">hglm.default(y = y, X = X, Z = L, family = family, conv = tol.conv)</text:p>
      <text:p text:style-name="P10"><text:s/></text:p>
      <text:p text:style-name="P12">3</text:p>
      <text:p text:style-name="P10"><text:s/></text:p>
      <text:p text:style-name="P13">hglm(y = y, X = X, Z = L, family = family, conv = tol.conv)</text:p>
      <text:p text:style-name="P10"><text:soft-page-break/><text:s/></text:p>
      <text:p text:style-name="P12">2</text:p>
      <text:p text:style-name="P10"><text:s/></text:p>
      <text:p text:style-name="P13">bigRR.default(y = dat[, i], X = MyX, Z = SNPs, GPU = TRUE)</text:p>
      <text:p text:style-name="P10"><text:s/></text:p>
      <text:p text:style-name="P12">1</text:p>
      <text:p text:style-name="P10"><text:s/></text:p>
      <text:p text:style-name="P13">bigRR(y = dat[, i], X = MyX, Z = SNPs, GPU = TRUE)</text:p>
      <text:p text:style-name="P10"><text:s/></text:p>
      <text:p text:style-name="P6">&gt; </text:p>
      <text:p text:style-name="P7"><text:span text:style-name="T3">&gt; #Give column names to the thresholds from the HEM list</text:span></text:p>
      <text:p text:style-name="P7"><text:span text:style-name="T3">&gt; for(j in 1:length(thresh.HEM)) {</text:span></text:p>
      <text:p text:style-name="P7"><text:span text:style-name="T3">+ <text:s text:c="2"/>names(thresh.HEM[[j]]) &lt;- colnames(dat)</text:span></text:p>
      <text:p text:style-name="P7"><text:span text:style-name="T3">+ }</text:span></text:p>
      <text:p text:style-name="P9">Error in names(thresh.HEM[[j]]) &lt;- colnames(dat) : </text:p>
      <text:p text:style-name="P8"><text:s text:c="2"/><text:span text:style-name="T1">'names' attribute [11] must be the same length as the vector [1]</text:span></text:p>
      <text:p text:style-name="P6">&gt; </text:p>
      <text:p text:style-name="P7"><text:span text:style-name="T3">&gt; #RF-give row names to thresh.HEM and thresh.BLUP so that threshhold values will line up correctly with phenotypes, and you can see which threshold value is displayed</text:span></text:p>
      <text:p text:style-name="P7"><text:span text:style-name="T3">&gt; thresh.BLUP$"0.95Thresh" &lt;- c("0.95 Thresh", thresh.BLUP$"0.95Thresh")</text:span></text:p>
      <text:p text:style-name="P7"><text:span text:style-name="T3">&gt; thresh.BLUP$"0.975Thresh" &lt;- c("0.975 Thresh", thresh.BLUP$"0.975Thresh")</text:span></text:p>
      <text:p text:style-name="P7"><text:span text:style-name="T3">&gt; thresh.BLUP$"0.99Thresh" &lt;- c("0.99 Thresh", thresh.BLUP$"0.99Thresh")</text:span></text:p>
      <text:p text:style-name="P7"><text:span text:style-name="T3">&gt; thresh.BLUP$"0.999Thresh" &lt;- c("0.999 Thresh", thresh.BLUP$"0.999Thresh")</text:span></text:p>
      <text:p text:style-name="P7"><text:span text:style-name="T3">&gt; thresh.HEM$"0.95Thresh" &lt;- c("0.95 Thresh", thresh.HEM$"0.95Thresh")</text:span></text:p>
      <text:p text:style-name="P7"><text:span text:style-name="T3">&gt; thresh.HEM$"0.975Thresh" &lt;- c("0.975 Thresh", thresh.HEM$"0.975Thresh")</text:span></text:p>
      <text:p text:style-name="P7"><text:span text:style-name="T3">&gt; thresh.HEM$"0.99Thresh" &lt;- c("0.99 Thresh", thresh.HEM$"0.99Thresh")</text:span></text:p>
      <text:p text:style-name="P7"><text:span text:style-name="T3">&gt; thresh.HEM$"0.999Thresh" &lt;- c("0.999 Thresh", thresh.HEM$"0.999Thresh")</text:span></text:p>
      <text:p text:style-name="P6">&gt; </text:p>
      <text:p text:style-name="P7"><text:span text:style-name="T3">&gt; #Write results to output</text:span></text:p>
      <text:p text:style-name="P7"><text:span text:style-name="T3">&gt; write.csv(rbind(thresh.BLUP$"0.95Thresh",thresh.BLUP$"0.975Thresh",thresh.BLUP$"0.99Thresh",thresh.BLUP$"0.999Thresh",outpt.BLUP),"AthalianaLesion.BLUP.csv")</text:span></text:p>
      <text:p text:style-name="P7"><text:span text:style-name="T3">&gt; write.csv(rbind(thresh.HEM$"0.95Thresh",thresh.HEM$"0.975Thresh",thresh.HEM$"0.99Thresh",thresh.HEM$"0.999Thresh",outpt.HEM),"AthalianaLesion.HEM.csv"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/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0:57:26.946729171</meta:creation-date>
    <dc:date>2016-05-09T10:57:53.263811183</dc:date>
    <meta:editing-duration>P0D</meta:editing-duration>
    <meta:editing-cycles>1</meta:editing-cycles>
    <meta:document-statistic meta:table-count="0" meta:image-count="2" meta:object-count="0" meta:page-count="2" meta:paragraph-count="67" meta:word-count="353" meta:character-count="2343" meta:non-whitespace-character-count="1986"/>
    <meta:generator>LibreOffice/4.2.8.2$Linux_X86_64 LibreOffice_project/420m0$Build-2</meta:generator>
  </office:meta>
</office:document-meta>
</file>